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353" officeooo:paragraph-rsid="00065353"/>
    </style:style>
    <style:style style:name="P2" style:family="paragraph" style:parent-style-name="Standard" style:list-style-name="L1">
      <style:text-properties officeooo:rsid="0004be92" officeooo:paragraph-rsid="0004be92"/>
    </style:style>
    <style:style style:name="P3" style:family="paragraph" style:parent-style-name="Standard" style:list-style-name="L1">
      <style:text-properties officeooo:rsid="0004be92" officeooo:paragraph-rsid="0009ea79"/>
    </style:style>
    <style:style style:name="P4" style:family="paragraph" style:parent-style-name="Standard" style:list-style-name="L1">
      <style:text-properties officeooo:rsid="000868c8" officeooo:paragraph-rsid="000868c8"/>
    </style:style>
    <style:style style:name="P5" style:family="paragraph" style:parent-style-name="Standard" style:list-style-name="L1">
      <style:text-properties officeooo:rsid="00065353" officeooo:paragraph-rsid="00065353"/>
    </style:style>
    <style:style style:name="P6" style:family="paragraph" style:parent-style-name="Standard" style:list-style-name="L2">
      <style:text-properties officeooo:rsid="00065353" officeooo:paragraph-rsid="00065353"/>
    </style:style>
    <style:style style:name="P7" style:family="paragraph" style:parent-style-name="Standard" style:list-style-name="L2">
      <style:text-properties officeooo:rsid="00065353" officeooo:paragraph-rsid="0006dd88"/>
    </style:style>
    <style:style style:name="P8" style:family="paragraph" style:parent-style-name="Standard" style:list-style-name="L2">
      <style:text-properties officeooo:rsid="00065353" officeooo:paragraph-rsid="000b6cef"/>
    </style:style>
    <style:style style:name="P9" style:family="paragraph" style:parent-style-name="Standard" style:list-style-name="L2">
      <style:text-properties officeooo:rsid="0006dd88" officeooo:paragraph-rsid="0006dd88"/>
    </style:style>
    <style:style style:name="P10" style:family="paragraph" style:parent-style-name="Standard" style:list-style-name="L1">
      <style:text-properties officeooo:rsid="0009ea79" officeooo:paragraph-rsid="0009ea79"/>
    </style:style>
    <style:style style:name="P11" style:family="paragraph" style:parent-style-name="Standard" style:list-style-name="L2">
      <style:text-properties officeooo:rsid="000b6cef" officeooo:paragraph-rsid="000b6cef"/>
    </style:style>
    <style:style style:name="T1" style:family="text">
      <style:text-properties officeooo:rsid="00065353"/>
    </style:style>
    <style:style style:name="T2" style:family="text">
      <style:text-properties officeooo:rsid="0006dd88"/>
    </style:style>
    <style:style style:name="T3" style:family="text">
      <style:text-properties officeooo:rsid="0009ea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5353" style:font-weight-asian="bold" style:font-weight-complex="bold"/>
    </style:style>
    <style:style style:name="T6" style:family="text">
      <style:text-properties fo:font-weight="bold" officeooo:rsid="0009ea79" style:font-weight-asian="bold" style:font-weight-complex="bold"/>
    </style:style>
    <style:style style:name="T7" style:family="text">
      <style:text-properties officeooo:rsid="000b6cef"/>
    </style:style>
    <style:style style:name="T8" style:family="text">
      <style:text-properties officeooo:rsid="000d5e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22790076272124974" text:style-name="L1">
        <text:list-item>
          <text:p text:style-name="P2">Berkelompok <text:span text:style-name="T3">3</text:span>-5 orang per kelompok</text:p>
        </text:list-item>
        <text:list-item>
          <text:p text:style-name="P2">Tiap pekan akan ditentukan topik yang akan dipresentasikan pekan depannya</text:p>
        </text:list-item>
        <text:list-item>
          <text:p text:style-name="P2">Setiap kelompok mempersiapkan slide singkat <text:span text:style-name="T3">untuk mempresentasikan materi terkait pertanyaannya</text:span>. Slide dikumpulkan di elen oleh masing-masing anggota kelompok <text:span text:style-name="T1">dengan format : <text:line-break/></text:span><text:span text:style-name="T5">kelompok-&lt;no_kelompok&gt;-</text:span><text:span text:style-name="T6">slide</text:span><text:span text:style-name="T5">-&lt;</text:span><text:span text:style-name="T6">kode_topik</text:span><text:span text:style-name="T5">&gt;</text:span></text:p>
        </text:list-item>
        <text:list-item>
          <text:p text:style-name="P2">Tiap pekan pada awal kuliah, ada <text:span text:style-name="T3">beberapa</text:span> kelompok yang dirandom untuk menjelaskan tentang topik yang di<text:span text:style-name="T3">tentukan</text:span> pada pekan sebelumnya</text:p>
        </text:list-item>
        <text:list-item>
          <text:p text:style-name="P2">Waktu presentasi 15 sampai 30 menit. Jika ada diskusi bisa dilanjutkan</text:p>
        </text:list-item>
        <text:list-item>
          <text:p text:style-name="P10">Jika seluruh anggota kelompok yang dipanggil tidak hadir sama sekali, nilai presentasi akhir untuk kelompok tersebut akan diberikan penalti</text:p>
        </text:list-item>
        <text:list-item>
          <text:p text:style-name="P2">Kelompok yang sudah maju, tetap berkesempatan untuk maju kembali jika nomor kelompoknya muncul. Nilai yang diambil adalah yang terbaik <text:span text:style-name="T3">dengan tambahan poin untuk seberapa sering kelompoknya maju</text:span>.</text:p>
        </text:list-item>
        <text:list-item>
          <text:p text:style-name="P3">Nilai akan diberikan berdasarkan : </text:p>
          <text:list>
            <text:list-item>
              <text:p text:style-name="P3"><text:span text:style-name="T4">kesiapan slide,</text:span> <text:span text:style-name="T3">(semua anggota)</text:span></text:p>
            </text:list-item>
            <text:list-item>
              <text:p text:style-name="P3"><text:span text:style-name="T4">relevansi </text:span><text:span text:style-name="T6">materi</text:span><text:span text:style-name="T4"> dengan pertanyaan,</text:span> <text:span text:style-name="T3">(semua anggota)</text:span></text:p>
            </text:list-item>
            <text:list-item>
              <text:p text:style-name="P3"><text:span text:style-name="T4">cara penyampaian,</text:span> <text:span text:style-name="T3">(anggota yang hadir)</text:span></text:p>
            </text:list-item>
            <text:list-item>
              <text:p text:style-name="P3"><text:span text:style-name="T4">cara menjawab jika ada pertanyaan dari mahasiswa lain</text:span> <text:span text:style-name="T3">(anggota yang hadir)</text:span></text:p>
            </text:list-item>
          </text:list>
        </text:list-item>
        <text:list-item>
          <text:p text:style-name="P4">Tiap mahasiswa lain menilai kelompok yang presentasi dengan mengisi form di <text:span text:style-name="T4">http://bit.ly/KompParNF</text:span></text:p>
        </text:list-item>
        <text:list-item>
          <text:p text:style-name="P2">Kelompok yang belum pernah maju hingga akhir perkuliahan akan <text:span text:style-name="T7">diberi kesempatan </text:span>presentasi di akhir pertemuan</text:p>
        </text:list-item>
        <text:list-item>
          <text:p text:style-name="P5">Ujian akhir tertulis akan diambil sebagian dari pertanyaan tersebut</text:p>
        </text:list-item>
      </text:list>
      <text:p text:style-name="P1"/>
      <text:p text:style-name="P1"/>
      <text:p text:style-name="P1">Topik :</text:p>
      <text:p text:style-name="P1"/>
      <text:list xml:id="list6759928446712889" text:style-name="L2">
        <text:list-item>
          <text:p text:style-name="P6">Singkronisasi :</text:p>
          <text:list>
            <text:list-item>
              <text:p text:style-name="P6">Jelaskan tentang singkronisasi proses!</text:p>
            </text:list-item>
            <text:list-item>
              <text:p text:style-name="P6">apa beda singkronisasi proses dengan singkronisasi data?</text:p>
            </text:list-item>
            <text:list-item>
              <text:p text:style-name="P6">apa fungsi singkronisasi?</text:p>
            </text:list-item>
            <text:list-item>
              <text:p text:style-name="P6">kapan dan seberapa sering perlu dilakukan singkronisasi proses?</text:p>
            </text:list-item>
            <text:list-item>
              <text:p text:style-name="P6">bagaimana sinkronisasi dalam open mp diterapkan?</text:p>
            </text:list-item>
            <text:list-item>
              <text:p text:style-name="P6">apa perbedaan antara barrier, critical, dan atomic?</text:p>
            </text:list-item>
          </text:list>
          <text:p text:style-name="P6"/>
        </text:list-item>
        <text:list-item>
          <text:p text:style-name="P6">Topologi :</text:p>
          <text:list>
            <text:list-item>
              <text:p text:style-name="P8"><text:span text:style-name="T7">sebutkan beberapa topologi yang umum dan ciri khas masing-masing?</text:span></text:p>
            </text:list-item>
            <text:list-item>
              <text:p text:style-name="P11">parameter apa saja yang diperlukan untuk mengukur bagus atau tidaknya sebuah topologi tertentu?</text:p>
            </text:list-item>
            <text:list-item>
              <text:p text:style-name="P8">bagaimana menyusun 25 node komputer dengan topologi mesh 2 dimensi? gambarkan topologi tersebut (dalam graf/diagram)!</text:p>
            </text:list-item>
            <text:list-item>
              <text:p text:style-name="P6">apakah topologi tersebut reguler atau ireguler? berapa diameter dari topologi tersebut?</text:p>
            </text:list-item>
            <text:list-item>
              <text:p text:style-name="P6">jika topologinya diganti dengan torus 2 dimensi, berapa banyak link baru yang perlu dibuat?</text:p>
            </text:list-item>
            <text:list-item>
              <text:p text:style-name="P6">secara konektifitas dan harga, mana yang lebih baik, mesh atau torus?</text:p>
            </text:list-item>
          </text:list>
          <text:p text:style-name="P6"/>
        </text:list-item>
        <text:list-item>
          <text:p text:style-name="P6">Jaringan Terhubung :</text:p>
          <text:list>
            <text:list-item>
              <text:p text:style-name="P9">Jelaskan tentang istilah bandwidth, latency, deadlock, dan lifelock!</text:p>
            </text:list-item>
            <text:list-item>
              <text:p text:style-name="P7">pada pengiriman pesan melalui jaringan, ada istilah circuit switcing dan packet switching. Jelaskan masing masing istilah tersebut!</text:p>
            </text:list-item>
            <text:list-item>
              <text:p text:style-name="P6">apa keunggulan masin<text:span text:style-name="T2">g</text:span> masing?</text:p>
            </text:list-item>
            <text:list-item>
              <text:p text:style-name="P6"><text:soft-page-break/>jika kita mau membuat komputer paralel dengan cara komunikasi menggunakan message passing, manakah yang digunakan?</text:p>
            </text:list-item>
            <text:list-item>
              <text:p text:style-name="P6">apa beda store and forward dan cut through flow control? Jelaskan proses masing masing!</text:p>
            </text:list-item>
          </text:list>
          <text:p text:style-name="P6"/>
        </text:list-item>
        <text:list-item>
          <text:p text:style-name="P6">Komunikasi Kolektif :</text:p>
          <text:list>
            <text:list-item>
              <text:p text:style-name="P6">komunikasi dalam komputer umumnya one-to-one. kapan dibutuhkan collective communication dalam komputasi paralel?</text:p>
            </text:list-item>
            <text:list-item>
              <text:p text:style-name="P6">jelaskan istilah broadcast, reduction, scatter, gather, dan all to all personalize communication</text:p>
            </text:list-item>
            <text:list-item>
              <text:p text:style-name="P6">bagaimana proses broadcast pesan dalam topologi ring dan mesh? gunakan contoh 9 node komputer.</text:p>
            </text:list-item>
            <text:list-item>
              <text:p text:style-name="P6">bagaimana proses scatter dalam topologi hypercube? gunakan contoh hypercube 3 dimensi.</text:p>
            </text:list-item>
            <text:list-item>
              <text:p text:style-name="P6">adakah cara lain yang lebih cepat untuk mengirimkan pesan yang besar ke semua komputer selain menggunakan broadcast?</text:p>
            </text:list-item>
          </text:list>
          <text:p text:style-name="P9"/>
        </text:list-item>
        <text:list-item>
          <text:p text:style-name="P9"><text:span text:style-name="T8">Distributed Computing dengan MPI</text:span> :</text:p>
          <text:list>
            <text:list-item>
              <text:p text:style-name="P9">J<text:span text:style-name="T1">elaskan tentang blocking dan non blocking dalam komunikasi komputer!</text:span></text:p>
            </text:list-item>
            <text:list-item>
              <text:p text:style-name="P7">apa kaitannya blocking/non blocking dengan synchronous/asynchronous?</text:p>
            </text:list-item>
            <text:list-item>
              <text:p text:style-name="P7">apa fungsi buffer dalam komunikasi?</text:p>
            </text:list-item>
            <text:list-item>
              <text:p text:style-name="P7">jelaskan proses komunikasi blocking non buffered, blocking buffered, dan non blocking non buffered!</text:p>
            </text:list-item>
            <text:list-item>
              <text:p text:style-name="P7">tradeoff antara apa yang terjadi dengan menggunakan buffer (apa yang didapat dan apa yang hilang)?</text:p>
            </text:list-item>
          </text:list>
          <text:p text:style-name="P9"/>
        </text:list-item>
        <text:list-item>
          <text:p text:style-name="P7">GPU programming :</text:p>
          <text:list>
            <text:list-item>
              <text:p text:style-name="P7">apa beda arsitektur GPU dengan CPU?</text:p>
            </text:list-item>
            <text:list-item>
              <text:p text:style-name="P9">Bagaimana cara komunikasi antara CPU dan GPU pada heterogeneus computing?</text:p>
            </text:list-item>
            <text:list-item>
              <text:p text:style-name="P7">GPU lebih efektif digunakan untuk tipe komputasi yang mana? yang granularitasnya kecil atau besar? Kenapa?</text:p>
            </text:list-item>
            <text:list-item>
              <text:p text:style-name="P7">dapatkah menjalankan komputasi dengan GPU tanpa melalui CPU?</text:p>
            </text:list-item>
            <text:list-item>
              <text:p text:style-name="P7">sebutkan satu contoh supercomputer yang menggunakan GPU sebagai sumber daya komputasi utamanya.</text:p>
            </text:list-item>
          </text:list>
        </text:list-item>
      </text:list>
      <text:p text:style-name="P1"/>
      <text:p text:style-name="P1"/>
      <text:p text:style-name="P1">Praktikum :</text:p>
      <text:p text:style-name="P1">- integral riemann</text:p>
      <text:p text:style-name="P1">- integral monte carlo</text:p>
      <text:p text:style-name="P1">- matrix multi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8:58:58.040157651</meta:creation-date>
    <dc:date>2019-11-28T09:34:26.593000000</dc:date>
    <meta:editing-duration>PT30M27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58" meta:word-count="596" meta:character-count="4148" meta:non-whitespace-character-count="3661"/>
  </office:meta>
</office:document-meta>
</file>